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1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9cm"/>
    </style:style>
    <style:style style:name="co5" style:family="table-column">
      <style:table-column-properties fo:break-before="auto" style:column-width="2.8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1.886cm" fo:break-before="auto" style:use-optimal-row-height="fals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Draft with duplicate file tre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>
            <text:p>Backups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dependent_on_id</text:p>
          </table:table-cell>
          <table:table-cell office:value-type="string">
            <text:p>datetime</text:p>
          </table:table-cell>
          <table:table-cell office:value-type="string">
            <text:p>source_dir</text:p>
          </table:table-cell>
          <table:table-cell office:value-type="string">
            <text:p>target_dir</text:p>
          </table:table-cell>
          <table:table-cell table:number-columns-repeated="7"/>
        </table:table-row>
        <table:table-row table:style-name="ro1">
          <table:table-cell office:value-type="string">
            <text:p>auto inc int</text:p>
          </table:table-cell>
          <table:table-cell office:value-type="string">
            <text:p>integer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Paths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path</text:p>
          </table:table-cell>
          <table:table-cell table:number-columns-repeated="10"/>
        </table:table-row>
        <table:table-row table:style-name="ro1">
          <table:table-cell office:value-type="string">
            <text:p>Auto inc integer</text:p>
          </table:table-cell>
          <table:table-cell office:value-type="string">
            <text:p>tex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Hashs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hash</text:p>
          </table:table-cell>
          <table:table-cell table:number-columns-repeated="10"/>
        </table:table-row>
        <table:table-row table:style-name="ro1">
          <table:table-cell office:value-type="string">
            <text:p>Auto inc integer</text:p>
          </table:table-cell>
          <table:table-cell office:value-type="string">
            <text:p>tex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Filenames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filename</text:p>
          </table:table-cell>
          <table:table-cell table:number-columns-repeated="10"/>
        </table:table-row>
        <table:table-row table:style-name="ro1">
          <table:table-cell office:value-type="string">
            <text:p>Auto inc integer</text:p>
          </table:table-cell>
          <table:table-cell office:value-type="string">
            <text:p>tex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Nodes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backup_id</text:p>
          </table:table-cell>
          <table:table-cell office:value-type="string">
            <text:p>path_id</text:p>
          </table:table-cell>
          <table:table-cell office:value-type="string">
            <text:p>filename_id</text:p>
          </table:table-cell>
          <table:table-cell office:value-type="string">
            <text:p>type</text:p>
          </table:table-cell>
          <table:table-cell office:value-type="string">
            <text:p>type_param_id</text:p>
          </table:table-cell>
          <table:table-cell office:value-type="string">
            <text:p>mode</text:p>
          </table:table-cell>
          <table:table-cell office:value-type="string">
            <text:p>gid</text:p>
          </table:table-cell>
          <table:table-cell office:value-type="string">
            <text:p>uid</text:p>
          </table:table-cell>
          <table:table-cell office:value-type="string">
            <text:p>atime</text:p>
          </table:table-cell>
          <table:table-cell office:value-type="string">
            <text:p>mtime</text:p>
          </table:table-cell>
          <table:table-cell office:value-type="string">
            <text:p>ctime</text:p>
          </table:table-cell>
        </table:table-row>
        <table:table-row table:style-name="ro1">
          <table:table-cell table:number-columns-repeated="5" office:value-type="string">
            <text:p>integer</text:p>
          </table:table-cell>
          <table:table-cell office:value-type="string">
            <text:p>text</text:p>
          </table:table-cell>
          <table:table-cell table:number-columns-repeated="3" office:value-type="string">
            <text:p>integer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2" office:value-type="string" table:number-columns-spanned="2" table:number-rows-spanned="3">
            <text:p>combined yield a unique id</text:p>
          </table:table-cell>
          <table:covered-table-cell/>
          <table:table-cell table:number-columns-repeated="10"/>
        </table:table-row>
        <table:table-row table:style-name="ro1">
          <table:covered-table-cell table:number-columns-repeated="2"/>
          <table:table-cell table:number-columns-repeated="10"/>
        </table:table-row>
        <table:table-row table:style-name="ro1">
          <table:covered-table-cell table:number-columns-repeated="2"/>
          <table:table-cell table:number-columns-repeated="2"/>
          <table:table-cell office:value-type="string">
            <text:p>1 normal file</text:p>
          </table:table-cell>
          <table:table-cell office:value-type="string">
            <text:p>has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2 soft link</text:p>
          </table:table-cell>
          <table:table-cell office:value-type="string">
            <text:p>path <text:s/>to 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3 hard_link</text:p>
          </table:table-cell>
          <table:table-cell office:value-type="string">
            <text:p>path to file</text:p>
          </table:table-cell>
          <table:table-cell table:number-columns-repeated="6"/>
        </table:table-row>
        <table:table-row table:style-name="ro2">
          <table:table-cell table:style-name="ce3" office:value-type="string">
            <text:p>makes it possible to keep track of every file through equal ids</text:p>
          </table:table-cell>
          <table:table-cell table:style-name="ce3" office:value-type="string">
            <text:p>makes it possible to select a special backup</text:p>
          </table:table-cell>
          <table:table-cell table:number-columns-repeated="2"/>
          <table:table-cell office:value-type="string">
            <text:p>4 diff</text:p>
          </table:table-cell>
          <table:table-cell office:value-type="string">
            <text:p>hash to di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5 directory</text:p>
          </table:table-cell>
          <table:table-cell table:number-columns-repeated="7"/>
        </table:table-row>
      </table:table>
      <table:table table:name="Draft with changes onl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Backups</text:p>
          </table:table-cell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dependent_on_id</text:p>
          </table:table-cell>
          <table:table-cell office:value-type="string">
            <text:p>datetime</text:p>
          </table:table-cell>
          <table:table-cell office:value-type="string">
            <text:p>source_dir</text:p>
          </table:table-cell>
          <table:table-cell office:value-type="string">
            <text:p>target_dir</text:p>
          </table:table-cell>
          <table:table-cell table:number-columns-repeated="4"/>
        </table:table-row>
        <table:table-row table:style-name="ro1">
          <table:table-cell office:value-type="string">
            <text:p>auto inc int</text:p>
          </table:table-cell>
          <table:table-cell office:value-type="string">
            <text:p>integer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Paths</text:p>
          </table:table-cell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path</text:p>
          </table:table-cell>
          <table:table-cell table:number-columns-repeated="7"/>
        </table:table-row>
        <table:table-row table:style-name="ro1">
          <table:table-cell office:value-type="string">
            <text:p>Auto inc integer</text:p>
          </table:table-cell>
          <table:table-cell office:value-type="string">
            <text:p>tex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Hashs</text:p>
          </table:table-cell>
          <table:table-cell table:number-columns-repeated="8"/>
        </table:table-row>
        <table:table-row table:style-name="ro3">
          <table:table-cell office:value-type="string">
            <text:p>file_pool_id</text:p>
          </table:table-cell>
          <table:table-cell office:value-type="string">
            <text:p>hash</text:p>
          </table:table-cell>
          <table:table-cell table:number-columns-repeated="7"/>
        </table:table-row>
        <table:table-row table:style-name="ro1">
          <table:table-cell office:value-type="string">
            <text:p>Auto inc integer</text:p>
          </table:table-cell>
          <table:table-cell office:value-type="string">
            <text:p>tex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3">
          <table:table-cell table:style-name="ce1" office:value-type="string">
            <text:p>Inodes</text:p>
          </table:table-cell>
          <table:table-cell table:number-columns-repeated="8"/>
        </table:table-row>
        <table:table-row table:style-name="ro4">
          <table:table-cell office:value-type="string">
            <text:p>inode</text:p>
          </table:table-cell>
          <table:table-cell office:value-type="string">
            <text:p>type</text:p>
          </table:table-cell>
          <table:table-cell office:value-type="string">
            <text:p>data_id</text:p>
          </table:table-cell>
          <table:table-cell office:value-type="string">
            <text:p>mode</text:p>
          </table:table-cell>
          <table:table-cell office:value-type="string">
            <text:p>gid</text:p>
          </table:table-cell>
          <table:table-cell office:value-type="string">
            <text:p>uid</text:p>
          </table:table-cell>
          <table:table-cell office:value-type="string">
            <text:p>atime</text:p>
          </table:table-cell>
          <table:table-cell office:value-type="string">
            <text:p>mtime</text:p>
          </table:table-cell>
          <table:table-cell office:value-type="string">
            <text:p>ctime</text:p>
          </table:table-cell>
        </table:table-row>
        <table:table-row table:style-name="ro3">
          <table:table-cell table:number-columns-repeated="6" office:value-type="string">
            <text:p>integer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</table:table-row>
        <table:table-row table:style-name="ro3">
          <table:table-cell/>
          <table:table-cell office:value-type="string">
            <text:p>1 normal file</text:p>
          </table:table-cell>
          <table:table-cell office:value-type="string">
            <text:p>1 file_pool_id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2 soft link</text:p>
          </table:table-cell>
          <table:table-cell office:value-type="string">
            <text:p>2 path_id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3 directory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4 diff to normal fil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 table:style-name="ce1" office:value-type="string">
            <text:p>Nodes</text:p>
          </table:table-cell>
          <table:table-cell table:number-columns-repeated="8"/>
        </table:table-row>
        <table:table-row table:style-name="ro4">
          <table:table-cell office:value-type="string">
            <text:p>id</text:p>
          </table:table-cell>
          <table:table-cell office:value-type="string">
            <text:p>backup_id</text:p>
          </table:table-cell>
          <table:table-cell office:value-type="string">
            <text:p>path_id</text:p>
          </table:table-cell>
          <table:table-cell office:value-type="string">
            <text:p>nodename</text:p>
          </table:table-cell>
          <table:table-cell office:value-type="string">
            <text:p>inode</text:p>
          </table:table-cell>
          <table:table-cell table:number-columns-repeated="4"/>
        </table:table-row>
        <table:table-row table:style-name="ro1">
          <table:table-cell table:number-columns-repeated="5"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3">
            <text:p>combined yield a unique id</text:p>
          </table:table-cell>
          <table:covered-table-cell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3" office:value-type="string">
            <text:p>makes it possible to keep track of every file through equal ids</text:p>
          </table:table-cell>
          <table:table-cell table:style-name="ce3" office:value-type="string">
            <text:p>makes it possible to select a special backup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.12.2008</text:date>, <text:time>00:3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eter Götz</meta:initial-creator>
    <meta:creation-date>2008-11-23T17:20:15</meta:creation-date>
    <dc:creator>Peter Götz</dc:creator>
    <dc:date>2008-12-11T00:39:21</dc:date>
    <meta:editing-cycles>10</meta:editing-cycles>
    <meta:editing-duration>P5DT15H10M6S</meta:editing-duration>
    <meta:user-defined meta:name="Info 1"/>
    <meta:user-defined meta:name="Info 2"/>
    <meta:user-defined meta:name="Info 3"/>
    <meta:user-defined meta:name="Info 4"/>
    <meta:document-statistic meta:table-count="4" meta:cell-count="123"/>
  </office:meta>
</office:document-meta>
</file>